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87cm" fo:min-width="4.65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412cm" fo:min-width="4.10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2.587cm" svg:y="1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107cm" svg:height="10.16cm" svg:x="2.878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5T21:52:56.498337392</meta:creation-date>
    <meta:generator>LibreOffice/7.2.5.2$Linux_X86_64 LibreOffice_project/20$Build-2</meta:generator>
    <dc:date>2022-01-25T21:54:35.634141324</dc:date>
    <meta:editing-duration>PT1M39S</meta:editing-duration>
    <meta:editing-cycles>1</meta:editing-cycles>
    <meta:document-statistic meta:object-count="2"/>
  </office:meta>
</office:document-meta>
</file>